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roman" style:font-pitch="variable" svg:panose-1="2 2 6 3 5 4 5 2 3 4"/>
    <style:font-face style:name="Arial Unicode MS" svg:font-family="Arial Unicode MS" style:font-family-generic="swiss" style:font-pitch="variable" svg:panose-1="2 11 6 4 2 2 2 2 2 4"/>
    <style:font-face style:name="Lucidasans" svg:font-family="Lucidasans" style:font-family-generic="system"/>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7" style:parent-style-name="Standard" style:family="paragraph">
      <style:paragraph-properties fo:text-align="center"/>
      <style:text-properties style:font-name="Open Sans" style:font-name-complex="Open Sans" fo:font-size="20pt" style:font-size-asian="20pt" style:font-size-complex="20pt"/>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paragraph-properties fo:text-align="center"/>
      <style:text-properties style:font-name="Open Sans" style:font-name-complex="Open Sans"/>
    </style:style>
    <style:style style:name="P34" style:parent-style-name="Standard" style:family="paragraph">
      <style:paragraph-properties fo:text-align="center"/>
      <style:text-properties style:font-name="Open Sans" style:font-name-complex="Open Sans"/>
    </style:style>
    <style:style style:name="P35" style:parent-style-name="Normal" style:family="paragraph">
      <style:paragraph-properties fo:widows="2" fo:orphans="2" fo:text-align="center" style:vertical-align="auto"/>
      <style:text-properties fo:hyphenate="true"/>
    </style:style>
    <style:style style:name="T36" style:parent-style-name="DefaultParagraphFont" style:family="text">
      <style:text-properties style:font-name="Open Sans" style:font-name-complex="Open Sans" style:letter-kerning="false" style:font-size-complex="10pt" fo:language="en" fo:country="US"/>
    </style:style>
    <style:style style:name="P37" style:parent-style-name="Normal" style:family="paragraph">
      <style:paragraph-properties fo:widows="2" fo:orphans="2" fo:text-align="center" style:vertical-align="auto"/>
      <style:text-properties fo:hyphenate="true"/>
    </style:style>
    <style:style style:name="T38" style:parent-style-name="DefaultParagraphFont" style:family="text">
      <style:text-properties style:font-name="Open Sans" style:font-name-complex="Open Sans" style:letter-kerning="false" style:font-size-complex="10pt" fo:language="en" fo:country="US"/>
    </style:style>
    <style:style style:name="P39" style:parent-style-name="Normal" style:family="paragraph">
      <style:paragraph-properties fo:widows="2" fo:orphans="2" fo:text-align="center" style:vertical-align="auto"/>
      <style:text-properties fo:hyphenate="true"/>
    </style:style>
    <style:style style:name="T40" style:parent-style-name="DefaultParagraphFont" style:family="text">
      <style:text-properties style:font-name="Open Sans" style:font-name-complex="Open Sans" style:letter-kerning="false" style:font-size-complex="10pt" fo:language="en" fo:country="US"/>
    </style:style>
    <style:style style:name="P41" style:parent-style-name="Standard" style:family="paragraph">
      <style:text-properties style:font-name="Open Sans" style:font-name-complex="Open Sans"/>
    </style:style>
    <style:style style:name="P42" style:parent-style-name="Standard" style:family="paragraph">
      <style:text-properties style:font-name="Open Sans" style:font-name-complex="Open Sans"/>
    </style:style>
    <style:style style:name="P43" style:parent-style-name="Standard" style:family="paragraph">
      <style:text-properties style:font-name="Open Sans" style:font-name-complex="Open Sans"/>
    </style:style>
    <style:style style:name="P44" style:parent-style-name="Standard" style:family="paragraph">
      <style:text-properties style:font-name="Open Sans" style:font-name-complex="Open Sans"/>
    </style:style>
    <style:style style:name="P45" style:parent-style-name="Standard" style:family="paragraph">
      <style:paragraph-properties fo:text-align="center"/>
      <style:text-properties style:font-name="Open Sans" style:font-name-complex="Open Sans"/>
    </style:style>
    <style:style style:name="P46" style:parent-style-name="Standard" style:family="paragraph">
      <style:paragraph-properties fo:text-align="center"/>
      <style:text-properties style:font-name="Open Sans" style:font-name-complex="Open Sans"/>
    </style:style>
    <style:style style:name="P47" style:parent-style-name="Standard" style:family="paragraph">
      <style:paragraph-properties fo:text-align="center"/>
      <style:text-properties style:font-name="Open Sans" style:font-name-complex="Open Sans"/>
    </style:style>
    <style:style style:name="P48" style:parent-style-name="Standard" style:family="paragraph">
      <style:paragraph-properties fo:text-align="center"/>
      <style:text-properties style:font-name="Open Sans" style:font-name-complex="Open Sans"/>
    </style:style>
    <style:style style:name="P49" style:parent-style-name="WW-TableHeading" style:family="paragraph">
      <style:paragraph-properties fo:margin-bottom="0in"/>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51"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P53" style:parent-style-name="WW-TableHeading" style:family="paragraph">
      <style:paragraph-properties fo:break-before="page" fo:text-align="start" fo:margin-bottom="0in"/>
    </style:style>
    <style:style style:name="T54" style:parent-style-name="DefaultParagraphFont" style:family="text">
      <style:text-properties style:font-name="Open Sans" style:font-name-complex="Open Sans"/>
    </style:style>
    <style:style style:name="P55"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57" style:family="table-column">
      <style:table-column-properties style:column-width="0.8673in" style:use-optimal-column-width="false"/>
    </style:style>
    <style:style style:name="TableColumn58" style:family="table-column">
      <style:table-column-properties style:column-width="1.4659in" style:use-optimal-column-width="false"/>
    </style:style>
    <style:style style:name="TableColumn59" style:family="table-column">
      <style:table-column-properties style:column-width="0.9645in" style:use-optimal-column-width="false"/>
    </style:style>
    <style:style style:name="TableColumn60" style:family="table-column">
      <style:table-column-properties style:column-width="3.4041in" style:use-optimal-column-width="false"/>
    </style:style>
    <style:style style:name="Table56" style:family="table">
      <style:table-properties style:width="6.702in" fo:margin-left="0in" table:align="left"/>
    </style:style>
    <style:style style:name="TableRow61" style:family="table-row">
      <style:table-row-properties style:use-optimal-row-height="false"/>
    </style:style>
    <style:style style:name="TableCell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 style:parent-style-name="WW-TableHeading1" style:family="paragraph">
      <style:paragraph-properties fo:margin-bottom="0in"/>
      <style:text-properties style:font-name="Open Sans" style:font-name-complex="Open Sans"/>
    </style:style>
    <style:style style:name="TableCell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 style:parent-style-name="WW-TableHeading1" style:family="paragraph">
      <style:paragraph-properties fo:margin-bottom="0in"/>
      <style:text-properties style:font-name="Open Sans" style:font-name-complex="Open Sans"/>
    </style:style>
    <style:style style:name="TableCell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 style:parent-style-name="WW-TableHeading1" style:family="paragraph">
      <style:paragraph-properties fo:margin-bottom="0in"/>
      <style:text-properties style:font-name="Open Sans" style:font-name-complex="Open Sans"/>
    </style:style>
    <style:style style:name="P68" style:parent-style-name="WW-TableHeading1" style:family="paragraph">
      <style:paragraph-properties fo:margin-bottom="0in"/>
      <style:text-properties style:font-name="Open Sans" style:font-name-complex="Open Sans"/>
    </style:style>
    <style:style style:name="TableCell69" style:family="table-cell">
      <style:table-cell-properties fo:border="0.0034in solid #000000" style:writing-mode="lr-tb" fo:padding-top="0.0381in" fo:padding-left="0.0381in" fo:padding-bottom="0.0381in" fo:padding-right="0.0381in"/>
    </style:style>
    <style:style style:name="P70" style:parent-style-name="WW-TableHeading1" style:family="paragraph">
      <style:paragraph-properties fo:margin-bottom="0in"/>
      <style:text-properties style:font-name="Open Sans" style:font-name-complex="Open Sans"/>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WW-TableContents1" style:family="paragraph">
      <style:paragraph-properties fo:margin-bottom="0in"/>
      <style:text-properties style:font-name="Open Sans" style:font-name-complex="Open Sans" fo:font-size="10pt" style:font-size-asian="10pt"/>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WW-TableContents1" style:family="paragraph">
      <style:paragraph-properties fo:margin-bottom="0in"/>
      <style:text-properties style:font-name="Open Sans" style:font-name-complex="Open Sans" fo:font-size="10pt" style:font-size-asian="10pt"/>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 style:parent-style-name="WW-TableContents1" style:family="paragraph">
      <style:paragraph-properties fo:margin-bottom="0in" fo:margin-left="-0.0027in" fo:margin-right="0.4791in">
        <style:tab-stops/>
      </style:paragraph-properties>
      <style:text-properties style:font-name="Open Sans" style:font-name-complex="Open Sans" fo:font-size="10pt" style:font-size-asian="10pt"/>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WW-TableContents1" style:family="paragraph">
      <style:paragraph-properties fo:margin-bottom="0in"/>
      <style:text-properties style:font-name="Open Sans" style:font-name-complex="Open Sans" fo:font-size="10pt" style:font-size-asian="10pt"/>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WW-TableContents1" style:family="paragraph">
      <style:paragraph-properties fo:margin-bottom="0in"/>
      <style:text-properties style:font-name="Open Sans" style:font-name-complex="Open Sans" fo:font-size="10pt" style:font-size-asian="10pt"/>
    </style:style>
    <style:style style:name="P85" style:parent-style-name="WW-TableContents1" style:family="paragraph">
      <style:paragraph-properties fo:margin-bottom="0in"/>
    </style:style>
    <style:style style:name="T86" style:parent-style-name="DefaultParagraphFont" style:family="text">
      <style:text-properties style:font-name="Open Sans" style:font-name-complex="Open Sans" fo:font-size="10pt" style:font-size-asian="10pt"/>
    </style:style>
    <style:style style:name="T87" style:parent-style-name="DefaultParagraphFont" style:family="text">
      <style:text-properties style:font-name="Open Sans" style:font-name-complex="Open Sans" style:letter-kerning="false" fo:font-size="10pt" style:font-size-asian="10pt"/>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WW-TableContents1" style:family="paragraph">
      <style:paragraph-properties fo:text-align="center" fo:margin-bottom="0in"/>
      <style:text-properties style:font-name="Open Sans" style:font-name-complex="Open Sans" fo:font-size="10pt" style:font-size-asian="10pt"/>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WW-TableContents1" style:family="paragraph">
      <style:paragraph-properties fo:margin-bottom="0in"/>
      <style:text-properties style:font-name="Open Sans" style:font-name-complex="Open Sans" fo:font-size="10pt" style:font-size-asian="10pt"/>
    </style:style>
    <style:style style:name="P92"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93" style:parent-style-name="Standard" style:family="paragraph">
      <style:paragraph-properties fo:break-before="page" fo:margin-left="1.4895in" fo:text-indent="-1.4895in">
        <style:tab-stops/>
      </style:paragraph-properties>
    </style:style>
    <style:style style:name="T94" style:parent-style-name="DefaultParagraphFont" style:family="text">
      <style:text-properties style:font-name="Open Sans" style:font-name-complex="Open Sans" fo:font-style="italic" style:font-style-asian="italic" style:font-style-complex="italic" style:font-size-complex="12pt"/>
    </style:style>
    <style:style style:name="P95" style:parent-style-name="Standard" style:family="paragraph">
      <style:paragraph-properties fo:margin-left="1.4895in" fo:text-indent="-1.4895in">
        <style:tab-stops/>
      </style:paragraph-properties>
      <style:text-properties style:font-name="Open Sans" style:font-name-complex="Open Sans"/>
    </style:style>
    <style:style style:name="T96" style:parent-style-name="DefaultParagraphFont" style:family="text">
      <style:text-properties style:font-name="Open Sans" style:font-name-complex="Open Sans"/>
    </style:style>
    <style:style style:name="P97" style:parent-style-name="Standard" style:family="paragraph">
      <style:text-properties style:font-name="Open Sans" style:font-name-complex="Open Sans"/>
    </style:style>
    <style:style style:name="P98" style:parent-style-name="Standard" style:family="paragraph">
      <style:text-properties style:font-name="Open Sans" style:font-name-complex="Open Sans"/>
    </style:style>
    <style:style style:name="P99" style:parent-style-name="Standard" style:family="paragraph">
      <style:text-properties style:font-name="Open Sans" style:font-name-complex="Open Sans"/>
    </style:style>
    <style:style style:name="P100" style:parent-style-name="Standard" style:family="paragraph">
      <style:text-properties style:font-name="Open Sans" style:font-name-complex="Open Sans"/>
    </style:style>
    <style:style style:name="P101" style:parent-style-name="Standard" style:family="paragraph">
      <style:text-properties style:font-name="Open Sans" style:font-name-complex="Open Sans"/>
    </style:style>
    <style:style style:name="P102" style:parent-style-name="Standard" style:family="paragraph">
      <style:text-properties style:font-name="Open Sans" style:font-name-complex="Open Sans"/>
    </style:style>
    <style:style style:name="P103" style:parent-style-name="Standard" style:family="paragraph">
      <style:text-properties style:font-name="Open Sans" style:font-name-complex="Open Sans"/>
    </style:style>
    <style:style style:name="P104" style:parent-style-name="Standard" style:family="paragraph">
      <style:text-properties style:font-name="Open Sans" style:font-name-complex="Open Sans"/>
    </style:style>
    <style:style style:name="P105" style:parent-style-name="Standard" style:family="paragraph">
      <style:text-properties style:font-name="Open Sans" style:font-name-complex="Open Sans"/>
    </style:style>
    <style:style style:name="P106" style:parent-style-name="Standard" style:family="paragraph">
      <style:text-properties style:font-name="Open Sans" style:font-name-complex="Open Sans"/>
    </style:style>
    <style:style style:name="P107" style:parent-style-name="Standard" style:family="paragraph">
      <style:text-properties style:font-name="Open Sans" style:font-name-complex="Open Sans"/>
    </style:style>
    <style:style style:name="P108" style:parent-style-name="Standard" style:family="paragraph">
      <style:text-properties style:font-name="Open Sans" style:font-name-complex="Open Sans"/>
    </style:style>
    <style:style style:name="P109" style:parent-style-name="Standard" style:family="paragraph">
      <style:text-properties style:font-name="Open Sans" style:font-name-complex="Open Sans"/>
    </style:style>
    <style:style style:name="P110" style:parent-style-name="Standard" style:family="paragraph">
      <style:text-properties style:font-name="Open Sans" style:font-name-complex="Open Sans"/>
    </style:style>
    <style:style style:name="P111" style:parent-style-name="Standard" style:family="paragraph">
      <style:text-properties style:font-name="Open Sans" style:font-name-complex="Open Sans"/>
    </style:style>
    <style:style style:name="P112" style:parent-style-name="Standard" style:family="paragraph">
      <style:paragraph-properties fo:break-before="page"/>
      <style:text-properties style:font-name="Open Sans" style:font-name-complex="Open Sans"/>
    </style:style>
    <style:style style:name="P113"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14"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116" style:family="table-column">
      <style:table-column-properties style:column-width="2.0881in" style:use-optimal-column-width="false"/>
    </style:style>
    <style:style style:name="TableColumn117" style:family="table-column">
      <style:table-column-properties style:column-width="4.684in" style:use-optimal-column-width="false"/>
    </style:style>
    <style:style style:name="Table115" style:family="table">
      <style:table-properties style:width="6.7722in" fo:margin-left="0in" table:align="left"/>
    </style:style>
    <style:style style:name="TableRow118" style:family="table-row">
      <style:table-row-properties style:use-optimal-row-height="false"/>
    </style:style>
    <style:style style:name="TableCell1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margin-bottom="0in"/>
      <style:text-properties style:font-name="Open Sans" style:font-name-complex="Open Sans" fo:font-weight="bold" style:font-weight-asian="bold" style:font-weight-complex="bold" fo:font-size="10pt" style:font-size-asian="10pt"/>
    </style:style>
    <style:style style:name="TableCell121" style:family="table-cell">
      <style:table-cell-properties fo:border="0.0034in solid #000000" style:writing-mode="lr-tb" fo:padding-top="0.0381in" fo:padding-left="0.0381in" fo:padding-bottom="0.0381in" fo:padding-right="0.0381in"/>
    </style:style>
    <style:style style:name="P122" style:parent-style-name="TableContents" style:family="paragraph">
      <style:paragraph-properties fo:margin-bottom="0in"/>
      <style:text-properties style:font-name="Open Sans" style:font-name-complex="Open Sans" fo:font-weight="bold" style:font-weight-asian="bold" style:font-weight-complex="bold" fo:font-size="10pt" style:font-size-asian="10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margin-bottom="0in"/>
      <style:text-properties style:font-name="Open Sans" style:font-name-complex="Open Sans" fo:font-size="10pt" style:font-size-asian="10pt"/>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paragraph-properties fo:text-align="justify" fo:margin-bottom="0in"/>
      <style:text-properties style:font-name="Open Sans" style:font-name-complex="Open Sans" fo:font-size="10pt" style:font-size-asian="10pt"/>
    </style:style>
    <style:style style:name="P128" style:parent-style-name="TableContents" style:family="paragraph">
      <style:paragraph-properties fo:text-align="justify" fo:margin-bottom="0in"/>
      <style:text-properties style:font-name="Open Sans" style:font-name-complex="Open Sans" fo:font-size="10pt" style:font-size-asian="10pt"/>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margin-bottom="0in"/>
      <style:text-properties style:font-name="Open Sans" style:font-name-complex="Open Sans" fo:font-size="10pt" style:font-size-asian="10pt"/>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paragraph-properties fo:text-align="justify" fo:margin-bottom="0in"/>
      <style:text-properties style:font-name="Open Sans" style:font-name-complex="Open Sans" fo:font-size="10pt" style:font-size-asian="10pt"/>
    </style:style>
    <style:style style:name="P134" style:parent-style-name="TableContents" style:family="paragraph">
      <style:paragraph-properties fo:text-align="justify" fo:margin-bottom="0in"/>
      <style:text-properties style:font-name="Open Sans" style:font-name-complex="Open Sans" fo:font-size="10pt" style:font-size-asian="10pt"/>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margin-bottom="0in"/>
      <style:text-properties style:font-name="Open Sans" style:font-name-complex="Open Sans" fo:font-size="10pt" style:font-size-asian="10pt"/>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paragraph-properties fo:text-align="justify" fo:margin-bottom="0in"/>
      <style:text-properties style:font-name="Open Sans" style:font-name-complex="Open Sans" fo:font-size="10pt" style:font-size-asian="10pt"/>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margin-bottom="0in"/>
      <style:text-properties style:font-name="Open Sans" style:font-name-complex="Open Sans" fo:font-size="10pt" style:font-size-asian="10pt"/>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TableContents" style:family="paragraph">
      <style:paragraph-properties fo:text-align="justify" fo:margin-bottom="0in"/>
      <style:text-properties style:font-name="Open Sans" style:font-name-complex="Open Sans" fo:font-size="10pt" style:font-size-asian="10pt"/>
    </style:style>
    <style:style style:name="P145" style:parent-style-name="TableContents" style:family="paragraph">
      <style:paragraph-properties fo:text-align="justify" fo:margin-bottom="0in"/>
      <style:text-properties style:font-name="Open Sans" style:font-name-complex="Open Sans" fo:font-size="10pt" style:font-size-asian="10pt"/>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margin-bottom="0in"/>
      <style:text-properties style:font-name="Open Sans" style:font-name-complex="Open Sans" fo:font-size="10pt" style:font-size-asian="10pt"/>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paragraph-properties fo:text-align="justify" fo:margin-bottom="0in"/>
      <style:text-properties style:font-name="Open Sans" style:font-name-complex="Open Sans" fo:font-size="10pt" style:font-size-asian="10pt"/>
    </style:style>
    <style:style style:name="P151" style:parent-style-name="TableContents" style:family="paragraph">
      <style:paragraph-properties fo:text-align="justify" fo:margin-bottom="0in"/>
      <style:text-properties style:font-name="Open Sans" style:font-name-complex="Open Sans" fo:font-size="10pt" style:font-size-asian="10pt"/>
    </style:style>
    <style:style style:name="P152" style:parent-style-name="TableContents" style:family="paragraph">
      <style:paragraph-properties fo:text-align="justify" fo:margin-bottom="0in"/>
      <style:text-properties style:font-name="Open Sans" style:font-name-complex="Open Sans" fo:font-size="10pt" style:font-size-asian="10pt"/>
    </style:style>
    <style:style style:name="P153" style:parent-style-name="TableContents" style:family="paragraph">
      <style:paragraph-properties fo:text-align="justify" fo:margin-bottom="0in"/>
      <style:text-properties style:font-name="Open Sans" style:font-name-complex="Open Sans" fo:font-size="10pt" style:font-size-asian="10pt"/>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margin-bottom="0in"/>
      <style:text-properties style:font-name="Open Sans" style:font-name-complex="Open Sans" fo:font-size="10pt" style:font-size-asian="10pt"/>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 style:parent-style-name="TableContents" style:family="paragraph">
      <style:paragraph-properties fo:text-align="justify" fo:margin-bottom="0in"/>
      <style:text-properties style:font-name="Open Sans" style:font-name-complex="Open Sans" fo:font-size="10pt" style:font-size-asian="10pt"/>
    </style:style>
    <style:style style:name="P159" style:parent-style-name="TableContents" style:family="paragraph">
      <style:paragraph-properties fo:text-align="justify" fo:margin-bottom="0in"/>
      <style:text-properties style:font-name="Open Sans" style:font-name-complex="Open Sans" fo:font-size="10pt" style:font-size-asian="10pt"/>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margin-bottom="0in"/>
      <style:text-properties style:font-name="Open Sans" style:font-name-complex="Open Sans" fo:font-size="10pt" style:font-size-asian="10pt"/>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paragraph-properties fo:text-align="justify" fo:margin-bottom="0in"/>
      <style:text-properties style:font-name="Open Sans" style:font-name-complex="Open Sans" fo:font-size="10pt" style:font-size-asian="10pt"/>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margin-bottom="0in"/>
      <style:text-properties style:font-name="Open Sans" style:font-name-complex="Open Sans" fo:font-size="10pt" style:font-size-asian="10pt"/>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TableContents" style:family="paragraph">
      <style:paragraph-properties fo:text-align="justify" fo:margin-bottom="0in"/>
      <style:text-properties style:font-name="Open Sans" style:font-name-complex="Open Sans" fo:font-size="10pt" style:font-size-asian="10pt"/>
    </style:style>
    <style:style style:name="P170" style:parent-style-name="TableContents" style:family="paragraph">
      <style:paragraph-properties fo:text-align="justify" fo:margin-bottom="0in"/>
      <style:text-properties style:font-name="Open Sans" style:font-name-complex="Open Sans" fo:font-size="10pt" style:font-size-asian="10pt"/>
    </style:style>
    <style:style style:name="P171" style:parent-style-name="TableContents" style:family="paragraph">
      <style:paragraph-properties fo:text-align="justify" fo:margin-bottom="0in"/>
      <style:text-properties style:font-name="Open Sans" style:font-name-complex="Open Sans" fo:font-size="10pt" style:font-size-asian="10pt"/>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margin-bottom="0in"/>
      <style:text-properties style:font-name="Open Sans" style:font-name-complex="Open Sans" fo:font-size="10pt" style:font-size-asian="10pt"/>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eContents" style:family="paragraph">
      <style:paragraph-properties fo:text-align="justify" fo:margin-bottom="0in"/>
      <style:text-properties style:font-name="Open Sans" style:font-name-complex="Open Sans" fo:font-size="10pt" style:font-size-asian="10pt"/>
    </style:style>
    <style:style style:name="P177" style:parent-style-name="TableContents" style:family="paragraph">
      <style:paragraph-properties fo:text-align="justify" fo:margin-bottom="0in"/>
      <style:text-properties style:font-name="Open Sans" style:font-name-complex="Open Sans" fo:font-size="10pt" style:font-size-asian="10pt"/>
    </style:style>
    <style:style style:name="P178" style:parent-style-name="TableContents" style:family="paragraph">
      <style:paragraph-properties fo:text-align="justify" fo:margin-bottom="0in"/>
      <style:text-properties style:font-name="Open Sans" style:font-name-complex="Open Sans" fo:font-size="10pt" style:font-size-asian="10pt"/>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paragraph-properties fo:margin-bottom="0in"/>
      <style:text-properties style:font-name="Open Sans" style:font-name-complex="Open Sans" fo:font-size="10pt" style:font-size-asian="10pt"/>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 style:parent-style-name="TableContents" style:family="paragraph">
      <style:paragraph-properties fo:text-align="justify" fo:margin-bottom="0in"/>
      <style:text-properties style:font-name="Open Sans" style:font-name-complex="Open Sans" fo:font-size="10pt" style:font-size-asian="10pt"/>
    </style:style>
    <style:style style:name="P184" style:parent-style-name="TableContents" style:family="paragraph">
      <style:paragraph-properties fo:text-align="justify" fo:margin-bottom="0in"/>
      <style:text-properties style:font-name="Open Sans" style:font-name-complex="Open Sans" fo:font-size="10pt" style:font-size-asian="10pt"/>
    </style:style>
    <style:style style:name="P185" style:parent-style-name="Standard" style:family="paragraph">
      <style:paragraph-properties fo:margin-left="-0.0104in">
        <style:tab-stops/>
      </style:paragraph-properties>
      <style:text-properties style:font-name="Open Sans" style:font-name-complex="Open Sans"/>
    </style:style>
    <style:style style:name="P186" style:parent-style-name="Standard" style:family="paragraph">
      <style:paragraph-properties fo:margin-left="-0.0104in">
        <style:tab-stops/>
      </style:paragraph-properties>
      <style:text-properties style:font-name="Open Sans" style:font-name-complex="Open Sans"/>
    </style:style>
    <style:style style:name="P187" style:parent-style-name="Standard" style:family="paragraph">
      <style:paragraph-properties fo:margin-left="-0.0104in">
        <style:tab-stops/>
      </style:paragraph-properties>
      <style:text-properties style:font-name="Open Sans" style:font-name-complex="Open San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color-mode="greyscale" draw:image-opacity="100%"/>
    </style:style>
  </office:automatic-styles>
  <office:body>
    <office:text text:use-soft-page-breaks="true">
      <text:p text:style-name="P1"/>
      <text:p text:style-name="P13"/>
      <text:p text:style-name="P14"/>
      <text:p text:style-name="P15"/>
      <text:p text:style-name="P16">Eventi</text:p>
      <text:p text:style-name="P17"><text:s/>Data Design Document</text:p>
      <text:p text:style-name="P18"/>
      <text:p text:style-name="P19"/>
      <text:p text:style-name="P20"/>
      <text:p text:style-name="P21"/>
      <text:p text:style-name="P22"/>
      <text:p text:style-name="P23">Submitted to:</text:p>
      <text:p text:style-name="P24"/>
      <text:p text:style-name="P25">Asst. Prof. Ma. Rowena C. Solamo</text:p>
      <text:p text:style-name="P26">Faculty Member</text:p>
      <text:p text:style-name="P27">Department of Computer Science</text:p>
      <text:p text:style-name="P28">College of Engineering</text:p>
      <text:p text:style-name="P29">University of the<text:s/>Philippines, Diliman</text:p>
      <text:p text:style-name="P30"/>
      <text:p text:style-name="P31"/>
      <text:p text:style-name="P32"/>
      <text:p text:style-name="P33"/>
      <text:p text:style-name="P34">Submitted by:</text:p>
      <text:p text:style-name="P35"><text:span text:style-name="T36">Dimaano, Aaron Diego I.</text:span></text:p>
      <text:p text:style-name="P37"><text:span text:style-name="T38">Lopez, Matthew S.</text:span></text:p>
      <text:p text:style-name="P39"><text:span text:style-name="T40">Torres, Jacob Angelo V.</text:span></text:p>
      <text:p text:style-name="P41"/>
      <text:p text:style-name="P42"/>
      <text:p text:style-name="P43"/>
      <text:p text:style-name="P44"/>
      <text:p text:style-name="P45">In partial fulfillment of Academic Requirements</text:p>
      <text:p text:style-name="P46">for the course</text:p>
      <text:p text:style-name="P47">CS 191 Software Engineering I</text:p>
      <text:p text:style-name="P48">of the</text:p>
      <text:p text:style-name="P49"><text:span text:style-name="T50">1</text:span><text:span text:style-name="T51">st</text:span><text:span text:style-name="T52"><text:s/>Semester, AY 2015-2016</text:span></text:p>
      <text:p text:style-name="P53"><text:span text:style-name="T54">Revision Control:</text:span></text:p>
      <text:p text:style-name="P55"/>
      <table:table table:style-name="Table56">
        <table:table-columns>
          <table:table-column table:style-name="TableColumn57"/>
          <table:table-column table:style-name="TableColumn58"/>
          <table:table-column table:style-name="TableColumn59"/>
          <table:table-column table:style-name="TableColumn60"/>
        </table:table-columns>
        <table:table-header-rows>
          <table:table-row table:style-name="TableRow61">
            <table:table-cell table:style-name="TableCell62">
              <text:p text:style-name="P63">Revision Date</text:p>
            </table:table-cell>
            <table:table-cell table:style-name="TableCell64">
              <text:p text:style-name="P65">Person Responsible</text:p>
            </table:table-cell>
            <table:table-cell table:style-name="TableCell66">
              <text:p text:style-name="P67">Version</text:p>
              <text:p text:style-name="P68">Number</text:p>
            </table:table-cell>
            <table:table-cell table:style-name="TableCell69">
              <text:p text:style-name="P70">Modification</text:p>
            </table:table-cell>
          </table:table-row>
        </table:table-header-rows>
        <table:table-row table:style-name="TableRow71">
          <table:table-cell table:style-name="TableCell72">
            <text:p text:style-name="P73">10/30/2015</text:p>
          </table:table-cell>
          <table:table-cell table:style-name="TableCell74">
            <text:p text:style-name="P75">Jacob Angelo Torres</text:p>
          </table:table-cell>
          <table:table-cell table:style-name="TableCell76">
            <text:p text:style-name="P77">1.0</text:p>
          </table:table-cell>
          <table:table-cell table:style-name="TableCell78">
            <text:p text:style-name="P79">Initial Document</text:p>
          </table:table-cell>
        </table:table-row>
        <table:table-row table:style-name="TableRow80">
          <table:table-cell table:style-name="TableCell81">
            <text:p text:style-name="P82">10/30/2015</text:p>
          </table:table-cell>
          <table:table-cell table:style-name="TableCell83">
            <text:p text:style-name="P84">Aaron Diego Dimaano</text:p>
            <text:p text:style-name="P85"><text:span text:style-name="T86">Matthew<text:s/></text:span><text:span text:style-name="T87">Lopez</text:span></text:p>
          </table:table-cell>
          <table:table-cell table:style-name="TableCell88">
            <text:p text:style-name="P89">1.1</text:p>
          </table:table-cell>
          <table:table-cell table:style-name="TableCell90">
            <text:p text:style-name="P91">Rechecked the description of the classes</text:p>
          </table:table-cell>
        </table:table-row>
      </table:table>
      <text:p text:style-name="P92"/>
      <text:p text:style-name="P93"><text:span text:style-name="T94">Data Design:</text:span></text:p>
      <text:p text:style-name="P95"/>
      <text:p text:style-name="Standard"><text:span text:style-name="T96"><draw:frame draw:z-index="251658240" draw:style-name="a0" draw:name="Image1" text:anchor-type="paragraph" svg:x="0in" svg:y="0in" svg:width="5.72717in" svg:height="5.65433in" style:rel-width="scale" style:rel-height="scale"><draw:image xlink:href="media/image1.png" xlink:type="simple" xlink:show="embed" xlink:actuate="onLoad"/><svg:title/><svg:desc/></draw:frame></text:span></text:p>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Classes:</text:p>
      <text:p text:style-name="P114"/>
      <table:table table:style-name="Table115">
        <table:table-columns>
          <table:table-column table:style-name="TableColumn116"/>
          <table:table-column table:style-name="TableColumn117"/>
        </table:table-columns>
        <table:table-row table:style-name="TableRow118">
          <table:table-cell table:style-name="TableCell119">
            <text:p text:style-name="P120">Class<text:s/>Name</text:p>
          </table:table-cell>
          <table:table-cell table:style-name="TableCell121">
            <text:p text:style-name="P122">Description</text:p>
          </table:table-cell>
        </table:table-row>
        <table:table-row table:style-name="TableRow123">
          <table:table-cell table:style-name="TableCell124">
            <text:p text:style-name="P125">Front Page</text:p>
          </table:table-cell>
          <table:table-cell table:style-name="TableCell126">
            <text:p text:style-name="P127">This is the home page or the default page which contains immediate events and announcements happening in UP Diliman and shown in a random fashion but sorted by popularity and due time. From time to time, this would also display<text:s/>advertisements and films currently showing at the UP Film Institute.</text:p>
            <text:p text:style-name="P128">By default, the front page cannot be customized, so every guest user sees the same set of information.</text:p>
          </table:table-cell>
        </table:table-row>
        <table:table-row table:style-name="TableRow129">
          <table:table-cell table:style-name="TableCell130">
            <text:p text:style-name="P131">Guest User</text:p>
          </table:table-cell>
          <table:table-cell table:style-name="TableCell132">
            <text:p text:style-name="P133">A user that can only view the front page of the web application.</text:p>
            <text:p text:style-name="P134">He or<text:s/>she does not have the privileges of a user with account.</text:p>
          </table:table-cell>
        </table:table-row>
        <table:table-row table:style-name="TableRow135">
          <table:table-cell table:style-name="TableCell136">
            <text:p text:style-name="P137">User with Account</text:p>
          </table:table-cell>
          <table:table-cell table:style-name="TableCell138">
            <text:p text:style-name="P139">A user with, when logged in, can customize his or her newsfeed by subscribing to selected organizations, report complaints about offensive or wrong content, and create organizations consisting of also users with account.</text:p>
          </table:table-cell>
        </table:table-row>
        <table:table-row table:style-name="TableRow140">
          <table:table-cell table:style-name="TableCell141">
            <text:p text:style-name="P142">Newsfeed</text:p>
          </table:table-cell>
          <table:table-cell table:style-name="TableCell143">
            <text:p text:style-name="P144">The dashboard of the list of events every logged in user can view. It can be customized depending on the preference of the said user.</text:p>
            <text:p text:style-name="P145">A newsfeed will be viewed with advertisements permitted and approved by<text:s/>the administrators.</text:p>
          </table:table-cell>
        </table:table-row>
        <table:table-row table:style-name="TableRow146">
          <table:table-cell table:style-name="TableCell147">
            <text:p text:style-name="P148">Organization</text:p>
          </table:table-cell>
          <table:table-cell table:style-name="TableCell149">
            <text:p text:style-name="P150">A special account which only users with account can create.</text:p>
            <text:p text:style-name="P151">When logged in as an organization, the account will have a page which displays their list of events in chronological order.</text:p>
            <text:p text:style-name="P152">The organization account will also contain users which are members of the organization. Only the user who created the said organization account can add or delete members.</text:p>
            <text:p text:style-name="P153">An organization can also post and update their events in their account, and users can subscribe to their account so that updates of the events of the organization will be displayed on their newsfeed.</text:p>
          </table:table-cell>
        </table:table-row>
        <table:table-row table:style-name="TableRow154">
          <table:table-cell table:style-name="TableCell155">
            <text:p text:style-name="P156">Event</text:p>
          </table:table-cell>
          <table:table-cell table:style-name="TableCell157">
            <text:p text:style-name="P158">A happening or an occasion that is created by an organization. When clicking an event on the web application, it will display the description, time, place and other<text:s/>remarks of the event.</text:p>
            <text:p text:style-name="P159">An event which is more general as considered by the organization will be displayed on the front page, while users with accounts can subscribe to organizations to view updates on their events.</text:p>
          </table:table-cell>
        </table:table-row>
        <table:table-row table:style-name="TableRow160">
          <table:table-cell table:style-name="TableCell161">
            <text:p text:style-name="P162">Database</text:p>
          </table:table-cell>
          <table:table-cell table:style-name="TableCell163">
            <text:p text:style-name="P164">The database that will store the<text:s/>details of an event. It will also store details of users with accounts and organizations.</text:p>
          </table:table-cell>
        </table:table-row>
        <table:table-row table:style-name="TableRow165">
          <table:table-cell table:style-name="TableCell166">
            <text:p text:style-name="P167">Complaint</text:p>
          </table:table-cell>
          <table:table-cell table:style-name="TableCell168">
            <text:p text:style-name="P169">A report filed by a user with account.</text:p>
            <text:p text:style-name="P170">Whenever a user with account sees content on the front page or on his or her newsfeed which is offensive or wrong,<text:s/>he or she can report a complaint to address the issue.</text:p>
            <text:p text:style-name="P171">Complaints will be evaluated by the administrators of the web application, and will take action based on their evaluation of the complaint.</text:p>
          </table:table-cell>
        </table:table-row>
        <table:table-row table:style-name="TableRow172">
          <table:table-cell table:style-name="TableCell173">
            <text:p text:style-name="P174">Administrator</text:p>
          </table:table-cell>
          <table:table-cell table:style-name="TableCell175">
            <text:p text:style-name="P176">The people who oversees the user experience of<text:s/>those who use the web application.</text:p>
            <text:p text:style-name="P177">More specifically, they evaluate complaints generated by users with accounts regarding information displayed by an event. After evaluation, the administrators decide whether they will hide that event to prevent other users from viewing it, or disregard the complaint.</text:p>
            <text:p text:style-name="P178">Administrators also manage the advertisements displayed on the front page and on the newsfeed of users.</text:p>
          </table:table-cell>
        </table:table-row>
        <table:table-row table:style-name="TableRow179">
          <table:table-cell table:style-name="TableCell180">
            <text:p text:style-name="P181">Advertisement</text:p>
          </table:table-cell>
          <table:table-cell table:style-name="TableCell182">
            <text:p text:style-name="P183">An endorsement of a product or an organization which will be seen on the front page and<text:s/>on the newsfeed of users.</text:p>
            <text:p text:style-name="P184">Every advertisement will have to be approved by the administrators before it can be displayed on public.</text:p>
          </table:table-cell>
        </table:table-row>
      </table:table>
      <text:p text:style-name="P185"/>
      <text:p text:style-name="P186"/>
      <text:p text:style-name="P1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roman" style:font-pitch="variable" svg:panose-1="2 2 6 3 5 4 5 2 3 4"/>
    <style:font-face style:name="Arial Unicode MS" svg:font-family="Arial Unicode MS" style:font-family-generic="swiss" style:font-pitch="variable" svg:panose-1="2 11 6 4 2 2 2 2 2 4"/>
    <style:font-face style:name="Lucidasans" svg:font-family="Lucidasans" style:font-family-generic="system"/>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2.8833in"/>
          <style:tab-stop style:type="right" style:position="5.767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2.8833in"/>
          <style:tab-stop style:type="right" style:position="5.7673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Caption11" style:display-name="WW-Caption1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1" style:display-name="WW-Index1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Framecontents11" style:display-name="WW-Frame contents1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Default" style:display-name="Default" style:family="paragraph">
      <style:paragraph-properties fo:widows="2" fo:orphans="2"/>
      <style:text-properties style:font-name="Times New Roman" style:font-name-asian="Tahoma" style:font-name-complex="Liberation Sans" fo:color="#000000" fo:font-size="24pt" style:font-size-asian="24pt" fo:hyphenate="false"/>
    </style:style>
    <style:style style:name="Objectwitharrow" style:display-name="Object with arrow" style:family="paragraph" style:parent-style-name="Default">
      <style:text-properties fo:hyphenate="false"/>
    </style:style>
    <style:style style:name="Objectwithshadow" style:display-name="Object with shadow" style:family="paragraph" style:parent-style-name="Default">
      <style:text-properties fo:hyphenate="false"/>
    </style:style>
    <style:style style:name="Objectwithoutfill" style:display-name="Object without fill" style:family="paragraph" style:parent-style-name="Default">
      <style:text-properties fo:hyphenate="false"/>
    </style:style>
    <style:style style:name="Objectwithnofillandnoline" style:display-name="Object with no fill and no line" style:family="paragraph" style:parent-style-name="Default">
      <style:text-properties fo:hyphenate="false"/>
    </style:style>
    <style:style style:name="Textbodyjustified" style:display-name="Text body justified" style:family="paragraph" style:parent-style-name="Default">
      <style:text-properties fo:hyphenate="false"/>
    </style:style>
    <style:style style:name="Title1" style:display-name="Title1" style:family="paragraph" style:parent-style-name="Default">
      <style:paragraph-properties fo:text-align="center"/>
      <style:text-properties fo:hyphenate="false"/>
    </style:style>
    <style:style style:name="Title2" style:display-name="Title2" style:family="paragraph" style:parent-style-name="Default">
      <style:paragraph-properties fo:text-align="center" fo:margin-top="0.0395in" fo:margin-bottom="0.0395in" fo:margin-left="0.0784in" fo:margin-right="0.0784in">
        <style:tab-stops/>
      </style:paragraph-properties>
      <style:text-properties fo:hyphenate="false"/>
    </style:style>
    <style:style style:name="DimensionLine" style:display-name="Dimension Line" style:family="paragraph" style:parent-style-name="Default">
      <style:text-properties fo:hyphenate="false"/>
    </style:style>
    <style:style style:name="JEDI20Slides-Intro1-Lesson01-Chapter20TitleLTGliederung1" style:display-name="JEDI%20Slides-Intro1-Lesson01-Chapter%20Title~LT~Gliederung 1" style:family="paragraph">
      <style:paragraph-properties fo:widows="2" fo:orphans="2" fo:margin-bottom="0.1479in" fo:margin-left="0.3541in">
        <style:tab-stops/>
      </style:paragraph-properties>
      <style:text-properties style:font-name="Times New Roman" style:font-name-asian="Tahoma" style:font-name-complex="Liberation Sans" fo:color="#000000" fo:font-size="32pt" style:font-size-asian="32pt" fo:hyphenate="false"/>
    </style:style>
    <style:style style:name="JEDI20Slides-Intro1-Lesson01-Chapter20TitleLTGliederung2" style:display-name="JEDI%20Slides-Intro1-Lesson01-Chapter%20Title~LT~Gliederung 2" style:family="paragraph" style:parent-style-name="JEDI20Slides-Intro1-Lesson01-Chapter20TitleLTGliederung1">
      <style:paragraph-properties fo:margin-bottom="0.1576in" fo:margin-left="0.9451in" fo:text-indent="-0.3152in">
        <style:tab-stops/>
      </style:paragraph-properties>
      <style:text-properties fo:font-size="28pt" style:font-size-asian="28pt" fo:hyphenate="false"/>
    </style:style>
    <style:style style:name="JEDI20Slides-Intro1-Lesson01-Chapter20TitleLTGliederung3" style:display-name="JEDI%20Slides-Intro1-Lesson01-Chapter%20Title~LT~Gliederung 3" style:family="paragraph" style:parent-style-name="JEDI20Slides-Intro1-Lesson01-Chapter20TitleLTGliederung2">
      <style:paragraph-properties fo:margin-bottom="0.118in" fo:margin-left="1.4173in" fo:text-indent="-0.2361in">
        <style:tab-stops/>
      </style:paragraph-properties>
      <style:text-properties fo:font-size="24pt" style:font-size-asian="24pt" fo:hyphenate="false"/>
    </style:style>
    <style:style style:name="JEDI20Slides-Intro1-Lesson01-Chapter20TitleLTGliederung4" style:display-name="JEDI%20Slides-Intro1-Lesson01-Chapter%20Title~LT~Gliederung 4" style:family="paragraph" style:parent-style-name="JEDI20Slides-Intro1-Lesson01-Chapter20TitleLTGliederung3">
      <style:paragraph-properties fo:margin-bottom="0.0784in" fo:margin-left="1.8895in">
        <style:tab-stops/>
      </style:paragraph-properties>
      <style:text-properties fo:font-size="20pt" style:font-size-asian="20pt" fo:hyphenate="false"/>
    </style:style>
    <style:style style:name="JEDI20Slides-Intro1-Lesson01-Chapter20TitleLTGliederung5" style:display-name="JEDI%20Slides-Intro1-Lesson01-Chapter%20Title~LT~Gliederung 5" style:family="paragraph" style:parent-style-name="JEDI20Slides-Intro1-Lesson01-Chapter20TitleLTGliederung4">
      <style:paragraph-properties fo:margin-bottom="0.0395in" fo:margin-left="2.3625in">
        <style:tab-stops/>
      </style:paragraph-properties>
      <style:text-properties fo:hyphenate="false"/>
    </style:style>
    <style:style style:name="JEDI20Slides-Intro1-Lesson01-Chapter20TitleLTGliederung6" style:display-name="JEDI%20Slides-Intro1-Lesson01-Chapter%20Title~LT~Gliederung 6" style:family="paragraph" style:parent-style-name="JEDI20Slides-Intro1-Lesson01-Chapter20TitleLTGliederung5">
      <style:paragraph-properties fo:margin-left="2.8347in">
        <style:tab-stops/>
      </style:paragraph-properties>
      <style:text-properties fo:hyphenate="false"/>
    </style:style>
    <style:style style:name="JEDI20Slides-Intro1-Lesson01-Chapter20TitleLTGliederung7" style:display-name="JEDI%20Slides-Intro1-Lesson01-Chapter%20Title~LT~Gliederung 7" style:family="paragraph" style:parent-style-name="JEDI20Slides-Intro1-Lesson01-Chapter20TitleLTGliederung6">
      <style:paragraph-properties fo:margin-left="3.3069in">
        <style:tab-stops/>
      </style:paragraph-properties>
      <style:text-properties fo:hyphenate="false"/>
    </style:style>
    <style:style style:name="JEDI20Slides-Intro1-Lesson01-Chapter20TitleLTGliederung8" style:display-name="JEDI%20Slides-Intro1-Lesson01-Chapter%20Title~LT~Gliederung 8" style:family="paragraph" style:parent-style-name="JEDI20Slides-Intro1-Lesson01-Chapter20TitleLTGliederung7">
      <style:paragraph-properties fo:margin-left="3.7798in">
        <style:tab-stops/>
      </style:paragraph-properties>
      <style:text-properties fo:hyphenate="false"/>
    </style:style>
    <style:style style:name="JEDI20Slides-Intro1-Lesson01-Chapter20TitleLTGliederung9" style:display-name="JEDI%20Slides-Intro1-Lesson01-Chapter%20Title~LT~Gliederung 9" style:family="paragraph" style:parent-style-name="JEDI20Slides-Intro1-Lesson01-Chapter20TitleLTGliederung8">
      <style:paragraph-properties fo:margin-left="4.252in">
        <style:tab-stops/>
      </style:paragraph-properties>
      <style:text-properties fo:hyphenate="false"/>
    </style:style>
    <style:style style:name="JEDI20Slides-Intro1-Lesson01-Chapter20TitleLTTitel" style:display-name="JEDI%20Slides-Intro1-Lesson01-Chapter%20Title~LT~Titel" style:family="paragraph">
      <style:paragraph-properties fo:widows="2" fo:orphans="2" fo:text-align="center"/>
      <style:text-properties style:font-name="Times New Roman" style:font-name-asian="Tahoma" style:font-name-complex="Liberation Sans" fo:color="#000080" fo:font-size="44pt" style:font-size-asian="44pt" fo:hyphenate="false"/>
    </style:style>
    <style:style style:name="JEDI20Slides-Intro1-Lesson01-Chapter20TitleLTUntertitel" style:display-name="JEDI%20Slides-Intro1-Lesson01-Chapter%20Title~LT~Untertitel" style:family="paragraph">
      <style:paragraph-properties fo:widows="2" fo:orphans="2" fo:text-align="center"/>
      <style:text-properties style:font-name="Times New Roman" style:font-name-asian="Tahoma" style:font-name-complex="Liberation Sans" fo:color="#000080" fo:font-size="32pt" style:font-size-asian="32pt" fo:hyphenate="false"/>
    </style:style>
    <style:style style:name="JEDI20Slides-Intro1-Lesson01-Chapter20TitleLTNotizen" style:display-name="JEDI%20Slides-Intro1-Lesson01-Chapter%20Title~LT~Notizen" style:family="paragraph">
      <style:paragraph-properties fo:widows="2" fo:orphans="2" fo:margin-left="0.2361in">
        <style:tab-stops/>
      </style:paragraph-properties>
      <style:text-properties style:font-name="Times New Roman" style:font-name-asian="Tahoma" style:font-name-complex="Liberation Sans" fo:color="#000000" fo:font-size="20pt" style:font-size-asian="20pt" fo:hyphenate="false"/>
    </style:style>
    <style:style style:name="JEDI20Slides-Intro1-Lesson01-Chapter20TitleLTHintergrundobjekte" style:display-name="JEDI%20Slides-Intro1-Lesson01-Chapter%20Title~LT~Hintergrundobjekte" style:family="paragraph">
      <style:paragraph-properties fo:widows="2" fo:orphans="2"/>
      <style:text-properties style:font-name="Times New Roman" style:font-name-asian="Tahoma" style:font-name-complex="Liberation Sans" fo:hyphenate="false"/>
    </style:style>
    <style:style style:name="JEDI20Slides-Intro1-Lesson01-Chapter20TitleLTHintergrund" style:display-name="JEDI%20Slides-Intro1-Lesson01-Chapter%20Title~LT~Hintergrund" style:family="paragraph">
      <style:paragraph-properties fo:widows="2" fo:orphans="2"/>
      <style:text-properties style:font-name="Times New Roman" style:font-name-asian="Tahoma" style:font-name-complex="Liberation Sans" fo:hyphenate="false"/>
    </style:style>
    <style:style style:name="default0" style:display-name="default" style:family="paragraph">
      <style:paragraph-properties fo:widows="2" fo:orphans="2"/>
      <style:text-properties style:font-name="Times New Roman" style:font-name-asian="Tahoma" style:font-name-complex="Liberation Sans" fo:color="#000000" fo:font-size="18pt" style:font-size-asian="18pt" fo:hyphenate="false"/>
    </style:style>
    <style:style style:name="gray1" style:display-name="gray1" style:family="paragraph" style:parent-style-name="default0">
      <style:text-properties fo:hyphenate="false"/>
    </style:style>
    <style:style style:name="gray2" style:display-name="gray2" style:family="paragraph" style:parent-style-name="default0">
      <style:text-properties fo:hyphenate="false"/>
    </style:style>
    <style:style style:name="gray3" style:display-name="gray3" style:family="paragraph" style:parent-style-name="default0">
      <style:text-properties fo:hyphenate="false"/>
    </style:style>
    <style:style style:name="bw1" style:display-name="bw1" style:family="paragraph" style:parent-style-name="default0">
      <style:text-properties fo:hyphenate="false"/>
    </style:style>
    <style:style style:name="bw2" style:display-name="bw2" style:family="paragraph" style:parent-style-name="default0">
      <style:text-properties fo:hyphenate="false"/>
    </style:style>
    <style:style style:name="bw3" style:display-name="bw3" style:family="paragraph" style:parent-style-name="default0">
      <style:text-properties fo:hyphenate="false"/>
    </style:style>
    <style:style style:name="orange1" style:display-name="orange1" style:family="paragraph" style:parent-style-name="default0">
      <style:text-properties fo:hyphenate="false"/>
    </style:style>
    <style:style style:name="orange2" style:display-name="orange2" style:family="paragraph" style:parent-style-name="default0">
      <style:text-properties fo:hyphenate="false"/>
    </style:style>
    <style:style style:name="orange3" style:display-name="orange3" style:family="paragraph" style:parent-style-name="default0">
      <style:text-properties fo:hyphenate="false"/>
    </style:style>
    <style:style style:name="turquoise1" style:display-name="turquoise1" style:family="paragraph" style:parent-style-name="default0">
      <style:text-properties fo:hyphenate="false"/>
    </style:style>
    <style:style style:name="turquoise2" style:display-name="turquoise2" style:family="paragraph" style:parent-style-name="default0">
      <style:text-properties fo:hyphenate="false"/>
    </style:style>
    <style:style style:name="turquoise3" style:display-name="turquoise3" style:family="paragraph" style:parent-style-name="default0">
      <style:text-properties fo:hyphenate="false"/>
    </style:style>
    <style:style style:name="blue1" style:display-name="blue1" style:family="paragraph" style:parent-style-name="default0">
      <style:text-properties fo:hyphenate="false"/>
    </style:style>
    <style:style style:name="blue2" style:display-name="blue2" style:family="paragraph" style:parent-style-name="default0">
      <style:text-properties fo:hyphenate="false"/>
    </style:style>
    <style:style style:name="blue3" style:display-name="blue3" style:family="paragraph" style:parent-style-name="default0">
      <style:text-properties fo:hyphenate="false"/>
    </style:style>
    <style:style style:name="sun1" style:display-name="sun1" style:family="paragraph" style:parent-style-name="default0">
      <style:text-properties fo:hyphenate="false"/>
    </style:style>
    <style:style style:name="sun2" style:display-name="sun2" style:family="paragraph" style:parent-style-name="default0">
      <style:text-properties fo:hyphenate="false"/>
    </style:style>
    <style:style style:name="sun3" style:display-name="sun3" style:family="paragraph" style:parent-style-name="default0">
      <style:text-properties fo:hyphenate="false"/>
    </style:style>
    <style:style style:name="earth1" style:display-name="earth1" style:family="paragraph" style:parent-style-name="default0">
      <style:text-properties fo:hyphenate="false"/>
    </style:style>
    <style:style style:name="earth2" style:display-name="earth2" style:family="paragraph" style:parent-style-name="default0">
      <style:text-properties fo:hyphenate="false"/>
    </style:style>
    <style:style style:name="earth3" style:display-name="earth3" style:family="paragraph" style:parent-style-name="default0">
      <style:text-properties fo:hyphenate="false"/>
    </style:style>
    <style:style style:name="green1" style:display-name="green1" style:family="paragraph" style:parent-style-name="default0">
      <style:text-properties fo:hyphenate="false"/>
    </style:style>
    <style:style style:name="green2" style:display-name="green2" style:family="paragraph" style:parent-style-name="default0">
      <style:text-properties fo:hyphenate="false"/>
    </style:style>
    <style:style style:name="green3" style:display-name="green3" style:family="paragraph" style:parent-style-name="default0">
      <style:text-properties fo:hyphenate="false"/>
    </style:style>
    <style:style style:name="seetang1" style:display-name="seetang1" style:family="paragraph" style:parent-style-name="default0">
      <style:text-properties fo:hyphenate="false"/>
    </style:style>
    <style:style style:name="seetang2" style:display-name="seetang2" style:family="paragraph" style:parent-style-name="default0">
      <style:text-properties fo:hyphenate="false"/>
    </style:style>
    <style:style style:name="seetang3" style:display-name="seetang3" style:family="paragraph" style:parent-style-name="default0">
      <style:text-properties fo:hyphenate="false"/>
    </style:style>
    <style:style style:name="lightblue1" style:display-name="lightblue1" style:family="paragraph" style:parent-style-name="default0">
      <style:text-properties fo:hyphenate="false"/>
    </style:style>
    <style:style style:name="lightblue2" style:display-name="lightblue2" style:family="paragraph" style:parent-style-name="default0">
      <style:text-properties fo:hyphenate="false"/>
    </style:style>
    <style:style style:name="lightblue3" style:display-name="lightblue3" style:family="paragraph" style:parent-style-name="default0">
      <style:text-properties fo:hyphenate="false"/>
    </style:style>
    <style:style style:name="yellow1" style:display-name="yellow1" style:family="paragraph" style:parent-style-name="default0">
      <style:text-properties fo:hyphenate="false"/>
    </style:style>
    <style:style style:name="yellow2" style:display-name="yellow2" style:family="paragraph" style:parent-style-name="default0">
      <style:text-properties fo:hyphenate="false"/>
    </style:style>
    <style:style style:name="yellow3" style:display-name="yellow3" style:family="paragraph" style:parent-style-name="default0">
      <style:text-properties fo:hyphenate="false"/>
    </style:style>
    <style:style style:name="Backgroundobjects" style:display-name="Background objects" style:family="paragraph">
      <style:paragraph-properties fo:widows="2" fo:orphans="2"/>
      <style:text-properties style:font-name="Times New Roman" style:font-name-asian="Tahoma" style:font-name-complex="Liberation Sans" fo:hyphenate="false"/>
    </style:style>
    <style:style style:name="Background" style:display-name="Background" style:family="paragraph">
      <style:paragraph-properties fo:widows="2" fo:orphans="2"/>
      <style:text-properties style:font-name="Times New Roman" style:font-name-asian="Tahoma" style:font-name-complex="Liberation Sans" fo:hyphenate="false"/>
    </style:style>
    <style:style style:name="Notes" style:display-name="Notes" style:family="paragraph">
      <style:paragraph-properties fo:widows="2" fo:orphans="2" fo:margin-left="0.2361in">
        <style:tab-stops/>
      </style:paragraph-properties>
      <style:text-properties style:font-name="Times New Roman" style:font-name-asian="Tahoma" style:font-name-complex="Liberation Sans" fo:color="#000000" fo:font-size="20pt" style:font-size-asian="20pt" fo:hyphenate="false"/>
    </style:style>
    <style:style style:name="Outline1" style:display-name="Outline 1" style:family="paragraph">
      <style:paragraph-properties fo:widows="2" fo:orphans="2" fo:margin-bottom="0.1479in" fo:margin-left="0.3541in">
        <style:tab-stops/>
      </style:paragraph-properties>
      <style:text-properties style:font-name="Times New Roman" style:font-name-asian="Tahoma" style:font-name-complex="Liberation Sans" fo:color="#000000" fo:font-size="32pt" style:font-size-asian="32pt" fo:hyphenate="false"/>
    </style:style>
    <style:style style:name="Outline2" style:display-name="Outline 2" style:family="paragraph" style:parent-style-name="Outline1">
      <style:paragraph-properties fo:margin-bottom="0.1576in" fo:margin-left="0.9451in" fo:text-indent="-0.3152in">
        <style:tab-stops/>
      </style:paragraph-properties>
      <style:text-properties fo:font-size="28pt" style:font-size-asian="28pt" fo:hyphenate="false"/>
    </style:style>
    <style:style style:name="Outline3" style:display-name="Outline 3" style:family="paragraph" style:parent-style-name="Outline2">
      <style:paragraph-properties fo:margin-bottom="0.118in" fo:margin-left="1.4173in" fo:text-indent="-0.2361in">
        <style:tab-stops/>
      </style:paragraph-properties>
      <style:text-properties fo:font-size="24pt" style:font-size-asian="24pt" fo:hyphenate="false"/>
    </style:style>
    <style:style style:name="Outline4" style:display-name="Outline 4" style:family="paragraph" style:parent-style-name="Outline3">
      <style:paragraph-properties fo:margin-bottom="0.0784in" fo:margin-left="1.8895in">
        <style:tab-stops/>
      </style:paragraph-properties>
      <style:text-properties fo:font-size="20pt" style:font-size-asian="20pt" fo:hyphenate="false"/>
    </style:style>
    <style:style style:name="Outline5" style:display-name="Outline 5" style:family="paragraph" style:parent-style-name="Outline4">
      <style:paragraph-properties fo:margin-bottom="0.0395in" fo:margin-left="2.3625in">
        <style:tab-stops/>
      </style:paragraph-properties>
      <style:text-properties fo:hyphenate="false"/>
    </style:style>
    <style:style style:name="Outline6" style:display-name="Outline 6" style:family="paragraph" style:parent-style-name="Outline5">
      <style:paragraph-properties fo:margin-left="2.8347in">
        <style:tab-stops/>
      </style:paragraph-properties>
      <style:text-properties fo:hyphenate="false"/>
    </style:style>
    <style:style style:name="Outline7" style:display-name="Outline 7" style:family="paragraph" style:parent-style-name="Outline6">
      <style:paragraph-properties fo:margin-left="3.3069in">
        <style:tab-stops/>
      </style:paragraph-properties>
      <style:text-properties fo:hyphenate="false"/>
    </style:style>
    <style:style style:name="Outline8" style:display-name="Outline 8" style:family="paragraph" style:parent-style-name="Outline7">
      <style:paragraph-properties fo:margin-left="3.7798in">
        <style:tab-stops/>
      </style:paragraph-properties>
      <style:text-properties fo:hyphenate="false"/>
    </style:style>
    <style:style style:name="Outline9" style:display-name="Outline 9" style:family="paragraph" style:parent-style-name="Outline8">
      <style:paragraph-properties fo:margin-left="4.252in">
        <style:tab-stops/>
      </style:paragraph-properties>
      <style:text-properties fo:hyphenate="false"/>
    </style:style>
    <style:style style:name="Title" style:display-name="Title" style:family="paragraph" style:parent-style-name="Heading">
      <style:text-properties fo:hyphenate="false"/>
    </style:style>
    <style:style style:name="Subtitle" style:display-name="Subtitle" style:family="paragraph" style:parent-style-name="Heading">
      <style:text-properties fo:hyphenate="false"/>
    </style:style>
    <style:style style:name="Quotations" style:display-name="Quotations" style:family="paragraph" style:parent-style-name="Standard">
      <style:text-properties fo:hyphenate="false"/>
    </style:style>
    <style:style style:name="NumberingSymbols" style:display-name="Numbering Symbols"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NumberingSymbols" style:display-name="WW-Numbering Symbols" style:family="text"/>
    <style:style style:name="WW-NumberingSymbols1" style:display-name="WW-Numbering Symbols1" style:family="text"/>
    <style:style style:name="WW-NumberingSymbols11" style:display-name="WW-Numbering Symbols11" style:family="text"/>
    <style:style style:name="FootnoteSymbol" style:display-name="Footnote Symbol" style:family="text"/>
    <style:style style:name="EndnoteSymbol" style:display-name="Endnote Symbol" style:family="text"/>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4041in"/>
      </style:header-style>
      <style:footer-style>
        <style:header-footer-properties style:dynamic-spacing="true" fo:min-height="0.3722in"/>
      </style:footer-style>
    </style:page-layout>
    <style:style style:name="P2" style:parent-style-name="Header" style:family="paragraph">
      <style:paragraph-properties fo:text-align="center"/>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2.8833in"/>
          <style:tab-stop style:type="right" style:position="7.4902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2.8833in"/>
          <style:tab-stop style:type="right" style:position="7.4902in"/>
        </style:tab-stops>
      </style:paragraph-properties>
    </style:style>
    <style:style style:name="T9" style:parent-style-name="DefaultParagraphFont" style:family="text">
      <style:text-properties style:font-name="Arial" fo:font-size="8pt" style:font-size-asian="8pt" style:font-size-complex="8pt"/>
    </style:style>
    <style:style style:name="T10" style:parent-style-name="DefaultParagraphFont" style:family="text">
      <style:text-properties style:font-name="Arial" fo:font-size="8pt" style:font-size-asian="8pt" style:font-size-complex="8pt"/>
    </style:style>
    <style:style style:name="T11" style:parent-style-name="DefaultParagraphFont" style:family="text">
      <style:text-properties style:font-name="Arial" fo:font-size="8pt" style:font-size-asian="8pt" style:font-size-complex="8pt"/>
    </style:style>
    <style:style style:name="T12" style:parent-style-name="DefaultParagraphFont" style:family="text">
      <style:text-properties style:font-name-complex="Arial" fo:background-color="#FFFFFF"/>
    </style:style>
  </office:automatic-styles>
  <office:master-styles>
    <style:master-page style:name="MP0" style:page-layout-name="PL0">
      <style:header>
        <text:p text:style-name="P2"/>
      </style:header>
      <style:footer>
        <text:p text:style-name="P3"><text:span text:style-name="T4">System: Event Sharing Website</text:span><text:span text:style-name="T5"><text:tab/></text:span><text:span text:style-name="T6"><text:tab/>Page<text:s/></text:span><text:span text:style-name="T7"><text:page-number style:num-format="1" text:fixed="false">5</text:page-number></text:span></text:p>
        <text:p text:style-name="P8"><text:span text:style-name="T9">Version: 1.1</text:span><text:span text:style-name="T10"><text:tab/></text:span><text:span text:style-name="T11"><text:tab/>Group:<text:s/></text:span>The Ca<text:span text:style-name="T12">₱</text:span>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thew Lopez</dc:creator>
    <meta:creation-date>2006-01-06T01:50:00Z</meta:creation-date>
    <dc:date>2015-10-30T11:41:00Z</dc:date>
    <meta:template xlink:href="Normal.dotm" xlink:type="simple"/>
    <meta:editing-cycles>24</meta:editing-cycles>
    <meta:editing-duration>PT28560S</meta:editing-duration>
    <meta:user-defined meta:name="Info 1"/>
    <meta:user-defined meta:name="Info 2"/>
    <meta:user-defined meta:name="Info 3"/>
    <meta:user-defined meta:name="Info 4"/>
    <meta:document-statistic meta:page-count="1" meta:paragraph-count="7" meta:word-count="579" meta:character-count="3876" meta:row-count="27" meta:non-whitespace-character-count="3304"/>
  </office:meta>
</office:document-meta>
</file>